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style:shrink-to-fit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style:shrink-to-fit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none" draw:fill="none" fo:min-height="1.281cm"/>
    </style:style>
    <style:style style:name="gr9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2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 part 1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the </text:span><text:span text:style-name="T9">standard library</text:span><text:span text:style-name="T6"> and give the </text:span><text:span text:style-name="T15">same behavior</text:span><text:span text:style-name="T6"> in your class.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numbers</text:span><text:span text:style-name="T18"> </text:span><text:span text:style-name="T6">and for I/O in the </text:span><text:span text:style-name="T9">standard library</text:span><text:span text:style-name="T6"> 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objects in the </text:span><text:span text:style-name="T9">standard library</text:span><text:span text:style-name="T6">.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+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frame draw:style-name="gr8" draw:text-style-name="P20" draw:layer="layout" svg:width="23.402cm" svg:height="1.531cm" svg:x="-0.034cm" svg:y="16.503cm">
          <draw:text-box>
            <text:p text:style-name="P19"><text:span text:style-name="T21"><text:s text:c="2"/></text:span><text:span text:style-name="T21">X&amp; operator+=(X&amp; a, const X&amp; b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1"><text:span text:style-name="T6">Operator can be invoked as a member function:</text:span></text:p>
            <text:p text:style-name="P22"><text:span text:style-name="T23">object1.operator+=(object2);</text:span></text:p>
            <text:p text:style-name="P21"><text:span text:style-name="T6"/></text:p>
            <text:p text:style-name="P21"><text:span text:style-name="T6">It can also be used in more conventional manner:</text:span></text:p>
            <text:p text:style-name="P23"><text:span text:style-name="T24">object1+= object2;</text:span></text:p>
          </draw:text-box>
        </draw:frame>
        <presentation:notes draw:style-name="dp2">
          <draw:custom-shape draw:name="מלבן 1" draw:style-name="gr9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draw:custom-shape draw:name="מציין מיקום של מספר שקופית 2" draw:style-name="gr10" draw:text-style-name="P26" draw:layer="layout" svg:width="1.203cm" svg:height="0.936cm" svg:x="24.196cm" svg:y="18.113cm">
          <text:p text:style-name="P25"><text:span text:style-name="T2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27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6">(folder 7)</text:span></text:p>
          </draw:text-box>
        </draw:frame>
        <draw:custom-shape draw:name="צורה חופשית 2" draw:style-name="gr11" draw:text-style-name="P29" draw:layer="layout" svg:width="23.024cm" svg:height="14.481cm" svg:x="1.146cm" svg:y="3.597cm">
          <text:p text:style-name="P28"><text:span text:style-name="T27">// Prefix: ++n</text:span></text:p>
          <text:p text:style-name="P28"><text:span text:style-name="T27">HNum&amp;</text:span><text:span text:style-name="T28"> operator++</text:span><text:span text:style-name="T27">()</text:span><text:span text:style-name="T28"> {</text:span></text:p>
          <text:p text:style-name="P28"><text:span text:style-name="T28"><text:s/></text:span><text:span text:style-name="T28">code that adds one to this HNum</text:span></text:p>
          <text:p text:style-name="P28"><text:span text:style-name="T28"><text:s/></text:span><text:span text:style-name="T28">return *this; // return ref to curr</text:span></text:p>
          <text:p text:style-name="P28"><text:span text:style-name="T28">} <text:s text:c="7"/></text:span></text:p>
          <text:p text:style-name="P28"><text:span text:style-name="T28"/></text:p>
          <text:p text:style-name="P28"><text:span text:style-name="T29">// Postfix : n++</text:span></text:p>
          <text:p text:style-name="P28"><text:span text:style-name="T29">const HNum</text:span><text:span text:style-name="T28"> operator++</text:span><text:span text:style-name="T29">(int)</text:span><text:span text:style-name="T28"> {</text:span></text:p>
          <text:p text:style-name="P28"><text:span text:style-name="T28"><text:s/></text:span><text:span text:style-name="T28">Hnum cpy(*this); // calling copy ctor</text:span></text:p>
          <text:p text:style-name="P28"><text:span text:style-name="T28"><text:s/></text:span><text:span text:style-name="T28">code that adds one to this HNum</text:span></text:p>
          <text:p text:style-name="P28"><text:span text:style-name="T28"><text:s/></text:span><text:span text:style-name="T28">return cpy;</text:span></text:p>
          <text:p text:style-name="P28"><text:span text:style-name="T28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2" draw:text-style-name="P30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3" draw:text-style-name="P31" draw:layer="layout" svg:width="16.509cm" svg:height="2.875cm" svg:x="13.97cm" svg:y="8.255cm">
          <text:p text:style-name="P28"><text:span text:style-name="T30">A flag that makes</text:span></text:p>
          <text:p text:style-name="P28"><text:span text:style-name="T30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3" draw:layer="layout" svg:width="0cm" svg:height="0cm" svg:x="0.004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02</meta:editing-cycles>
    <meta:print-date>2006-12-12T13:43:12</meta:print-date>
    <meta:creation-date>2002-10-18T11:19:22</meta:creation-date>
    <dc:date>2019-03-10T12:52:19.736915549</dc:date>
    <meta:editing-duration>P2DT22H34M1S</meta:editing-duration>
    <meta:generator>LibreOffice/6.1.5.2$Linux_X86_64 LibreOffice_project/10$Build-2</meta:generator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